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7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Sprint 1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5">
          <table:table-cell table:style-name="ce2" office:value-type="string">
            <text:p>Uppgift</text:p>
          </table:table-cell>
          <table:table-cell table:style-name="ce2" office:value-type="string">
            <text:p>Beskrivning</text:p>
          </table:table-cell>
          <table:table-cell table:style-name="ce2" office:value-type="string">
            <text:p>Timmar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Klar</text:p>
          </table:table-cell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ichelle</text:p>
          </table:table-cell>
          <table:table-cell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redrik</text:p>
          </table:table-cell>
          <table:table-cell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Vystruktu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drik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6">
          <table:table-cell table:style-name="ce4" office:value-type="string">
            <text:p>Användarhanteringen  </text:p>
          </table:table-cell>
          <table:table-cell table:number-columns-repeated="4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rtin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ennis</text:p>
          </table:table-cell>
          <table:table-cell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Serverscript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6">
          <table:table-cell table:style-name="ce4" office:value-type="string">
            <text:p>Projekthantering  </text:p>
          </table:table-cell>
          <table:table-cell table:number-columns-repeated="4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obia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Skap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Skap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office:value-type="string">
            <text:p>Ta bort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Bjuda in användare – Databastabell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Bjuda in användare – Mail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7">
          <table:table-cell office:value-type="string">
            <text:p>Bjuda in användare - Söka bland registrerade användare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Editer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Editer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office:value-type="string">
            <text:p>Serverscript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 table:number-rows-repeated="7">
          <table:table-cell table:style-name="Default"/>
          <table:table-cell table:number-columns-repeated="4"/>
        </table:table-row>
        <table:table-row table:style-name="ro5">
          <table:table-cell table:style-name="Default"/>
          <table:table-cell table:style-name="ce2" office:value-type="string">
            <text:p>TOTALT KVAR</text:p>
          </table:table-cell>
          <table:table-cell table:formula="of:=SUM([.C4:.C42])" office:value-type="float" office:value="233">
            <text:p>233</text:p>
          </table:table-cell>
          <table:table-cell table:number-columns-repeated="2"/>
        </table:table-row>
        <table:table-row table:style-name="ro5">
          <table:table-cell table:style-name="Default"/>
          <table:table-cell table:style-name="ce2"/>
          <table:table-cell table:number-columns-repeated="3"/>
        </table:table-row>
        <table:table-row table:style-name="ro5">
          <table:table-cell table:style-name="Default"/>
          <table:table-cell table:style-name="ce5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2010-11-19</text:date>, <text:time>10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5M54S</meta:editing-duration>
    <meta:editing-cycles>7</meta:editing-cycles>
    <meta:generator>OpenOffice.org/3.2$Win32 OpenOffice.org_project/320m18$Build-9502</meta:generator>
    <dc:date>2010-11-19T10:36:00.74</dc:date>
    <dc:creator>Fredrik Johansson</dc:creator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